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2000001C6D1DD3F5E0C497E57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automatic-styles>
    <style:style style:name="Table2" style:family="table">
      <style:table-properties style:width="19.001cm" table:align="margins" style:writing-mode="lr-tb"/>
    </style:style>
    <style:style style:name="Table2.A" style:family="table-column">
      <style:table-column-properties style:column-width="19.001cm" style:rel-column-width="65535*"/>
    </style:style>
    <style:style style:name="Table2.1" style:family="table-row">
      <style:table-row-properties style:min-row-height="0.706cm"/>
    </style:style>
    <style:style style:name="Table2.A1" style:family="table-cell">
      <style:table-cell-properties style:writing-mode="page"/>
    </style:style>
    <style:style style:name="Table1" style:family="table">
      <style:table-properties style:width="18.997cm" fo:margin-left="0.005cm" fo:margin-top="0cm" fo:margin-bottom="0cm" table:align="left" style:writing-mode="lr-tb"/>
    </style:style>
    <style:style style:name="Table1.A" style:family="table-column">
      <style:table-column-properties style:column-width="1.64cm"/>
    </style:style>
    <style:style style:name="Table1.B" style:family="table-column">
      <style:table-column-properties style:column-width="0.864cm"/>
    </style:style>
    <style:style style:name="Table1.C" style:family="table-column">
      <style:table-column-properties style:column-width="3.228cm"/>
    </style:style>
    <style:style style:name="Table1.D" style:family="table-column">
      <style:table-column-properties style:column-width="0.547cm"/>
    </style:style>
    <style:style style:name="Table1.E" style:family="table-column">
      <style:table-column-properties style:column-width="2.946cm"/>
    </style:style>
    <style:style style:name="Table1.F" style:family="table-column">
      <style:table-column-properties style:column-width="0.6cm"/>
    </style:style>
    <style:style style:name="Table1.G" style:family="table-column">
      <style:table-column-properties style:column-width="2.099cm"/>
    </style:style>
    <style:style style:name="Table1.I" style:family="table-column">
      <style:table-column-properties style:column-width="1.446cm"/>
    </style:style>
    <style:style style:name="Table1.J" style:family="table-column">
      <style:table-column-properties style:column-width="5.08cm"/>
    </style:style>
    <style:style style:name="Table1.1" style:family="table-row">
      <style:table-row-properties style:min-row-height="1.074cm" fo:keep-together="auto"/>
    </style:style>
    <style:style style:name="Table1.A1" style:family="table-cell">
      <style:table-cell-properties style:vertical-align="middle" fo:padding="0.101cm" fo:border-left="0.75pt solid #000000" fo:border-right="none" fo:border-top="0.75pt solid #000000" fo:border-bottom="0.75pt solid #000000"/>
    </style:style>
    <style:style style:name="Table1.H1" style:family="table-cell">
      <style:table-cell-properties style:vertical-align="middle" fo:padding="0.101cm" fo:border="0.75pt solid #000000"/>
    </style:style>
    <style:style style:name="Table1.2" style:family="table-row">
      <style:table-row-properties style:min-row-height="1.072cm" fo:keep-together="auto"/>
    </style:style>
    <style:style style:name="Table1.A2" style:family="table-cell">
      <style:table-cell-properties style:vertical-align="middle" fo:padding="0.101cm" fo:border-left="0.75pt solid #000000" fo:border-right="none" fo:border-top="none" fo:border-bottom="0.75pt solid #000000"/>
    </style:style>
    <style:style style:name="Table1.H2" style:family="table-cell">
      <style:table-cell-properties style:vertical-align="middle" fo:padding="0.101cm" fo:border-left="0.75pt solid #000000" fo:border-right="0.75pt solid #000000" fo:border-top="none" fo:border-bottom="0.75pt solid #000000"/>
    </style:style>
    <style:style style:name="Table1.4" style:family="table-row">
      <style:table-row-properties style:min-row-height="1.069cm" fo:keep-together="auto"/>
    </style:style>
    <style:style style:name="Table1.6" style:family="table-row">
      <style:table-row-properties style:min-row-height="4.743cm" fo:keep-together="auto"/>
    </style:style>
    <style:style style:name="Table1.A6" style:family="table-cell">
      <style:table-cell-properties fo:padding-left="0.012cm" fo:padding-right="0.012cm" fo:padding-top="0cm" fo:padding-bottom="0cm" fo:border="0.75pt solid #000000"/>
    </style:style>
    <style:style style:name="Table1.7" style:family="table-row">
      <style:table-row-properties style:min-row-height="0.875cm" fo:keep-together="auto"/>
    </style:style>
    <style:style style:name="Table1.A7" style:family="table-cell">
      <style:table-cell-properties style:vertical-align="middle" fo:padding-left="0.012cm" fo:padding-right="0.012cm" fo:padding-top="0cm" fo:padding-bottom="0cm" fo:border="0.75pt solid #000000"/>
    </style:style>
    <style:style style:name="Table1.A8" style:family="table-cell">
      <style:table-cell-properties fo:padding-left="0.012cm" fo:padding-right="0.012cm" fo:padding-top="0cm" fo:padding-bottom="0cm" fo:border="0.75pt solid #000000"/>
    </style:style>
    <style:style style:name="Table1.A10" style:family="table-cell">
      <style:table-cell-properties fo:padding-left="0.012cm" fo:padding-right="0.012cm" fo:padding-top="0cm" fo:padding-bottom="0cm" fo:border="0.75pt solid #000000"/>
    </style:style>
    <style:style style:name="Table1.11" style:family="table-row">
      <style:table-row-properties style:min-row-height="4.893cm" fo:keep-together="auto"/>
    </style:style>
    <style:style style:name="Table1.A11" style:family="table-cell">
      <style:table-cell-properties fo:padding-left="0.012cm" fo:padding-right="0.012cm" fo:padding-top="0cm" fo:padding-bottom="0cm" fo:border="0.75pt solid #000000"/>
    </style:style>
    <style:style style:name="Table1.12" style:family="table-row">
      <style:table-row-properties style:min-row-height="1.272cm" fo:keep-together="auto"/>
    </style:style>
    <style:style style:name="Table1.A12" style:family="table-cell">
      <style:table-cell-properties style:vertical-align="middle" fo:padding-left="0.012cm" fo:padding-right="0.012cm" fo:padding-top="0cm" fo:padding-bottom="0cm" fo:border-left="0.75pt solid #000000" fo:border-right="1pt solid #000000" fo:border-top="0.75pt solid #000000" fo:border-bottom="0.75pt solid #000000"/>
    </style:style>
    <style:style style:name="Table1.E12" style:family="table-cell">
      <style:table-cell-properties style:vertical-align="middle" fo:padding-left="0.012cm" fo:padding-right="0.012cm" fo:padding-top="0cm" fo:padding-bottom="0cm" fo:border-left="1pt solid #000000" fo:border-right="1pt solid #000000" fo:border-top="0.75pt solid #000000" fo:border-bottom="0.75pt solid #000000"/>
    </style:style>
    <style:style style:name="Table1.I12" style:family="table-cell">
      <style:table-cell-properties style:vertical-align="middle" fo:padding-left="0.012cm" fo:padding-right="0.012cm" fo:padding-top="0cm" fo:padding-bottom="0cm" fo:border-left="1pt solid #000000" fo:border-right="0.75pt solid #000000" fo:border-top="0.75pt solid #000000" fo:border-bottom="0.75pt solid #000000"/>
    </style:style>
    <style:style style:name="Table1.13" style:family="table-row">
      <style:table-row-properties style:min-row-height="1.277cm" fo:keep-together="auto"/>
    </style:style>
    <style:style style:name="P1" style:family="paragraph" style:parent-style-name="Header">
      <style:paragraph-properties fo:margin-top="0.101cm" fo:margin-bottom="0.101cm" style:contextual-spacing="false" fo:line-height="0.049cm"/>
      <style:text-properties officeooo:paragraph-rsid="00137178"/>
    </style:style>
    <style:style style:name="P2" style:family="paragraph" style:parent-style-name="Standard">
      <style:paragraph-properties fo:line-height="0.049cm"/>
    </style:style>
    <style:style style:name="P3" style:family="paragraph" style:parent-style-name="Standard">
      <style:paragraph-properties fo:line-height="0.199cm"/>
      <style:text-properties officeooo:paragraph-rsid="00137178"/>
    </style:style>
    <style:style style:name="P4" style:family="paragraph" style:parent-style-name="Footer">
      <style:text-properties style:font-name="微軟正黑體" officeooo:paragraph-rsid="00146f48"/>
    </style:style>
    <style:style style:name="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13717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P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normal" style:font-name-asian="微軟正黑體" style:font-size-asian="10pt"/>
    </style:style>
    <style:style style:name="P7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normal" style:font-name-asian="微軟正黑體" style:font-size-asian="10pt" style:text-scale="95%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137178" style:font-name-asian="微軟正黑體" style:font-size-asian="10pt" style:font-name-complex="Microsoft JhengHei1" style:font-size-complex="10pt" style:text-scale="95%"/>
    </style:style>
    <style:style style:name="P9" style:family="paragraph" style:parent-style-name="Table_20_Paragraph">
      <loext:graphic-properties draw:fill-hatch-name="hatch"/>
      <style:paragraph-properties fo:margin-left="0cm" fo:margin-right="0cm" fo:line-height="0.644cm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0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1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1.614cm"/>
        </style:tab-stops>
      </style:paragraph-properties>
      <style:text-properties style:font-name="微軟正黑體" fo:font-size="10pt" style:font-name-asian="微軟正黑體" style:font-size-asian="10pt"/>
    </style:style>
    <style:style style:name="P12" style:family="paragraph" style:parent-style-name="Table_20_Paragraph">
      <style:paragraph-properties fo:margin-left="0.146cm" fo:margin-right="0cm" fo:line-height="0.64cm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3" style:family="paragraph" style:parent-style-name="Table_20_Paragraph">
      <style:paragraph-properties fo:margin-left="0.146cm" fo:margin-right="0cm" fo:margin-top="0cm" fo:margin-bottom="0cm" style:contextual-spacing="false" fo:line-height="0.64cm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4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5" style:family="paragraph" style:parent-style-name="Table_20_Paragraph">
      <style:paragraph-properties fo:margin-left="0.146cm" fo:margin-right="0cm" fo:margin-top="0.021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 style:text-scale="95%"/>
    </style:style>
    <style:style style:name="P17" style:family="paragraph" style:parent-style-name="Table_20_Paragraph">
      <loext:graphic-properties draw:fill="none" draw:fill-hatch-name="hatch"/>
      <style:paragraph-properties fo:margin-left="0cm" fo:margin-right="0cm" fo:margin-top="0cm" fo:margin-bottom="0cm" style:contextual-spacing="false" fo:line-height="85%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10pt" style:font-name-asian="微軟正黑體" style:font-size-asian="10pt"/>
    </style:style>
    <style:style style:name="P18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微軟正黑體" fo:font-size="10pt" style:font-name-asian="微軟正黑體" style:font-size-asian="10pt"/>
    </style:style>
    <style:style style:name="P19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1.554cm"/>
          <style:tab-stop style:position="2.854cm"/>
        </style:tab-stops>
      </style:paragraph-properties>
      <style:text-properties style:font-name="微軟正黑體" fo:font-size="10pt" officeooo:paragraph-rsid="000c915b" style:font-name-asian="微軟正黑體" style:font-size-asian="10pt"/>
    </style:style>
    <style:style style:name="P20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21cm" style:font-name-asian="微軟正黑體" style:font-size-asian="10pt"/>
    </style:style>
    <style:style style:name="P21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-0.004cm" style:font-name-asian="微軟正黑體" style:font-size-asian="10pt"/>
    </style:style>
    <style:style style:name="P22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微軟正黑體" fo:font-size="10pt" fo:letter-spacing="0.026cm" style:font-name-asian="微軟正黑體" style:font-size-asian="10pt"/>
    </style:style>
    <style:style style:name="P23" style:family="paragraph" style:parent-style-name="Text_20_body">
      <style:paragraph-properties fo:margin-top="0.201cm" fo:margin-bottom="0.201cm" style:contextual-spacing="false" fo:text-align="start" style:justify-single-word="false"/>
      <style:text-properties fo:font-size="10pt" officeooo:paragraph-rsid="00063679" style:font-size-asian="10pt" style:font-size-complex="10pt"/>
    </style:style>
    <style:style style:name="P24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2.955cm"/>
          <style:tab-stop style:position="4.558cm"/>
        </style:tab-stops>
      </style:paragraph-properties>
      <style:text-properties fo:font-size="10pt" officeooo:paragraph-rsid="00107dbb" style:font-size-asian="10pt"/>
    </style:style>
    <style:style style:name="P25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0pt" fo:letter-spacing="0.005cm" style:font-size-asian="10pt" style:text-scale="95%"/>
    </style:style>
    <style:style style:name="P26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font-size="10pt" fo:letter-spacing="0.016cm" style:font-size-asian="10pt"/>
    </style:style>
    <style:style style:name="P27" style:family="paragraph" style:parent-style-name="Text_20_body">
      <style:paragraph-properties fo:margin-top="0cm" fo:margin-bottom="0cm" style:contextual-spacing="false"/>
      <style:text-properties fo:font-size="6.84999990463257pt" officeooo:paragraph-rsid="00063679" style:font-size-asian="6pt" style:font-size-complex="6.84999990463257pt"/>
    </style:style>
    <style:style style:name="P28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style:font-name="Times New Roman" fo:font-size="10pt" style:font-size-asian="10pt"/>
    </style:style>
    <style:style style:name="P29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137178" style:font-name-asian="微軟正黑體" style:font-size-asian="18pt" style:font-name-complex="Microsoft JhengHei1" style:font-size-complex="18pt" style:text-scale="100%"/>
    </style:style>
    <style:style style:name="P30" style:family="paragraph" style:parent-style-name="Text_20_body" style:master-page-name="Standard">
      <loext:graphic-properties draw:fill="solid" draw:fill-color="#cccccc" draw:fill-gradient-name="Gradient_20_5" draw:fill-hatch-name="hatch"/>
      <style:paragraph-properties fo:margin-top="0cm" fo:margin-bottom="0cm" style:contextual-spacing="false" fo:text-align="center" style:justify-single-word="false" style:page-number="auto" fo:background-color="#cccccc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1pt" fo:letter-spacing="normal" style:font-name-asian="华文宋体" style:font-size-asian="11pt" style:font-size-complex="11pt"/>
    </style:style>
    <style:style style:name="T2" style:family="text">
      <style:text-properties style:language-asian="zh" style:country-asian="TW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language-asian="zh" style:country-asian="TW" style:font-size-complex="12pt"/>
    </style:style>
    <style:style style:name="T5" style:family="text">
      <style:text-properties fo:letter-spacing="0.053cm"/>
    </style:style>
    <style:style style:name="T6" style:family="text">
      <style:text-properties fo:letter-spacing="0.023cm"/>
    </style:style>
    <style:style style:name="T7" style:family="text">
      <style:text-properties fo:letter-spacing="0.028cm"/>
    </style:style>
    <style:style style:name="T8" style:family="text">
      <style:text-properties fo:letter-spacing="0.118cm"/>
    </style:style>
    <style:style style:name="T9" style:family="text">
      <style:text-properties fo:letter-spacing="0.078cm"/>
    </style:style>
    <style:style style:name="T10" style:family="text">
      <style:text-properties style:text-scale="95%"/>
    </style:style>
    <style:style style:name="T11" style:family="text">
      <style:text-properties style:text-scale="99%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申請日期" text:name="py3o.o.bf_create_date"/>
        <text:user-field-decl office:value-type="string" office:string-value="裝機單號" text:name="py3o.o.bf_assign_no"/>
        <text:user-field-decl office:value-type="string" office:string-value="客戶名稱" text:name="py3o.o.bf_projcusname"/>
        <text:user-field-decl office:value-type="string" office:string-value="派工主旨" text:name="py3o.o.bf_assign_man_subject"/>
        <text:user-field-decl office:value-type="string" office:string-value="裝機聯絡人" text:name="py3o.o.bf_setupcontactname"/>
        <text:user-field-decl office:value-type="string" office:string-value="裝機地址" text:name="py3o.o.bf_setup_address"/>
        <text:user-field-decl office:value-type="string" office:string-value="電話" text:name="py3o.o.bf_setup_contact_phone"/>
        <text:user-field-decl office:value-type="string" office:string-value="預定裝機日" text:name="py3o.o.bf_setup_date"/>
        <text:user-field-decl office:value-type="string" office:string-value="服務類別" text:name="py3o.o.bf_servicetypename"/>
        <text:user-field-decl office:value-type="string" office:string-value="借貨需求" text:name="py3o.o.bf_borrow_need"/>
        <text:user-field-decl office:value-type="string" office:string-value="預計執行日" text:name="py3o.o.bf_assign_man_date"/>
        <text:user-field-decl office:value-type="string" office:string-value="派人" text:name="py3o.o.bf_assign_man_num"/>
        <text:user-field-decl office:value-type="string" office:string-value="派天" text:name="py3o.o.bf_assign_man_day"/>
        <text:user-field-decl office:value-type="string" office:string-value="派時" text:name="py3o.o.bf_assign_man_hour"/>
        <text:user-field-decl office:value-type="string" office:string-value="派工需求說明" text:name="py3o.o.bf_assign_man_desc"/>
        <text:user-field-decl office:value-type="string" office:string-value="工作說明" text:name="py3o.o.bf_task_desc"/>
        <text:user-field-decl office:value-type="string" office:string-value="實際執行日" text:name="py3o.o.bf_completed_date"/>
        <text:user-field-decl office:value-type="string" office:string-value="實人" text:name="py3o.o.bf_completed_man"/>
        <text:user-field-decl office:value-type="string" office:string-value="實天" text:name="py3o.o.bf_completed_day"/>
        <text:user-field-decl office:value-type="string" office:string-value="實時" text:name="py3o.o.bf_completed_hour"/>
      </text:user-field-decls>
      <text:section text:style-name="Sect1" text:name="TextSection">
        <text:p text:style-name="P30">藍新資訊 <text:s text:c="2"/>人力支援派工單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P23"><text:s text:c="8"/>申請日期: <text:user-field-get text:name="py3o.o.bf_create_date">申請日期</text:user-field-get><text:s text:c="112"/>派工單號: <text:user-field-get text:name="py3o.o.bf_assign_no">裝機單號</text:user-field-get></text:p>
            </table:table-cell>
          </table:table-row>
        </table:table>
        <text:p text:style-name="P27"/>
      </text:section>
      <text:section text:style-name="Sect1" text:name="Section2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D"/>
          <table:table-column table:style-name="Table1.I"/>
          <table:table-column table:style-name="Table1.J"/>
          <table:table-row table:style-name="Table1.1">
            <table:table-cell table:style-name="Table1.A1" table:number-columns-spanned="2" office:value-type="string">
              <text:p text:style-name="P6">客 戶 名 稱</text:p>
            </table:table-cell>
            <table:covered-table-cell/>
            <table:table-cell table:style-name="Table1.A1" table:number-columns-spanned="3" office:value-type="string">
              <text:p text:style-name="P16"><text:user-field-get text:name="py3o.o.bf_projcusname">客戶名稱</text:user-field-get>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1">派 工 主 旨</text:p>
            </table:table-cell>
            <table:covered-table-cell/>
            <table:table-cell table:style-name="Table1.H1" table:number-columns-spanned="3" office:value-type="string">
              <text:p text:style-name="P16"><text:user-field-get text:name="py3o.o.bf_assign_man_subject">派工主旨</text:user-field-get></text:p>
            </table:table-cell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P7">客戶聯絡人</text:p>
            </table:table-cell>
            <table:covered-table-cell/>
            <table:table-cell table:style-name="Table1.A2" table:number-columns-spanned="3" office:value-type="string">
              <text:p text:style-name="P16"><text:user-field-get text:name="py3o.o.bf_setupcontactname">裝機聯絡人</text:user-field-get></text:p>
            </table:table-cell>
            <table:covered-table-cell/>
            <table:covered-table-cell/>
            <table:table-cell table:style-name="Table1.A2" table:number-columns-spanned="2" office:value-type="string">
              <text:p text:style-name="P11">地 <text:s text:c="9"/>點</text:p>
            </table:table-cell>
            <table:covered-table-cell/>
            <table:table-cell table:style-name="Table1.H2" table:number-columns-spanned="3" office:value-type="string">
              <text:p text:style-name="P18"><text:user-field-get text:name="py3o.o.bf_setup_address">裝機地址</text:user-field-get></text:p>
            </table:table-cell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P6">聯 絡 電 話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setup_contact_phone">電話</text:user-field-get></text:p>
            </table:table-cell>
            <table:covered-table-cell/>
            <table:covered-table-cell/>
            <table:table-cell table:style-name="Table1.A2" table:number-columns-spanned="2" office:value-type="string">
              <text:p text:style-name="P14">期望派工日期</text:p>
            </table:table-cell>
            <table:covered-table-cell/>
            <table:table-cell table:style-name="Table1.H2" table:number-columns-spanned="3" office:value-type="string">
              <text:p text:style-name="P18"><text:user-field-get text:name="py3o.o.bf_setup_date">預定裝機日</text:user-field-get></text:p>
            </table:table-cell>
            <table:covered-table-cell/>
            <table:covered-table-cell/>
          </table:table-row>
          <table:table-row table:style-name="Table1.4">
            <table:table-cell table:style-name="Table1.A2" table:number-columns-spanned="2" office:value-type="string">
              <text:p text:style-name="P6">服 務 類 別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servicetypename">服務類別</text:user-field-get></text:p>
            </table:table-cell>
            <table:covered-table-cell/>
            <table:covered-table-cell/>
            <table:table-cell table:style-name="Table1.A2" table:number-columns-spanned="2" office:value-type="string">
              <text:p text:style-name="P20">借 貨 需 求</text:p>
            </table:table-cell>
            <table:covered-table-cell/>
            <table:table-cell table:style-name="Table1.H2" table:number-columns-spanned="3" office:value-type="string">
              <text:p text:style-name="P18"><text:user-field-get text:name="py3o.o.bf_borrow_need">借貨需求</text:user-field-get></text:p>
            </table:table-cell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P7">預估執行日期</text:p>
            </table:table-cell>
            <table:covered-table-cell/>
            <table:table-cell table:style-name="Table1.A2" table:number-columns-spanned="3" office:value-type="string">
              <text:p text:style-name="P18"><text:user-field-get text:name="py3o.o.bf_assign_man_date">預計執行日</text:user-field-get></text:p>
            </table:table-cell>
            <table:covered-table-cell/>
            <table:covered-table-cell/>
            <table:table-cell table:style-name="Table1.A2" table:number-columns-spanned="2" office:value-type="string">
              <text:p text:style-name="P14">預估所需時數</text:p>
            </table:table-cell>
            <table:covered-table-cell/>
            <table:table-cell table:style-name="Table1.H2" table:number-columns-spanned="3" office:value-type="string">
              <text:p text:style-name="P19"><text:user-field-get text:name="py3o.o.bf_assign_man_num">派人</text:user-field-get><text:s/>人<text:tab/><text:user-field-get text:name="py3o.o.bf_assign_man_day">派天</text:user-field-get><text:span text:style-name="T7"> </text:span>天<text:tab/><text:user-field-get text:name="py3o.o.bf_assign_man_hour">派時</text:user-field-get><text:span text:style-name="T8"> </text:span>時</text:p>
            </table:table-cell>
            <table:covered-table-cell/>
            <table:covered-table-cell/>
          </table:table-row>
          <table:table-row table:style-name="Table1.6">
            <table:table-cell table:style-name="Table1.A11" table:number-columns-spanned="10" office:value-type="string">
              <text:p text:style-name="P15">派工需求說明:(業務填寫)</text:p>
              <text:p text:style-name="P15"><text:user-field-get text:name="py3o.o.bf_assign_man_desc">派工需求說明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7">
            <table:table-cell table:style-name="Table1.A7" table:number-rows-spanned="2" office:value-type="string">
              <text:p text:style-name="P17">業務部</text:p>
            </table:table-cell>
            <table:table-cell table:style-name="Table1.A7" table:number-columns-spanned="2" office:value-type="string">
              <text:p text:style-name="P21">業務 / 行政副總</text:p>
            </table:table-cell>
            <table:covered-table-cell/>
            <table:table-cell table:style-name="Table1.A7" table:number-columns-spanned="3" office:value-type="string">
              <text:p text:style-name="P10">Pre-sales</text:p>
            </table:table-cell>
            <table:covered-table-cell/>
            <table:covered-table-cell/>
            <table:table-cell table:style-name="Table1.A7" table:number-columns-spanned="3" office:value-type="string">
              <text:p text:style-name="P14">業 務 主 管</text:p>
            </table:table-cell>
            <table:covered-table-cell/>
            <table:covered-table-cell/>
            <table:table-cell table:style-name="Table1.A7" office:value-type="string">
              <text:p text:style-name="P22">申 <text:s/>請 <text:s/>人</text:p>
            </table:table-cell>
          </table:table-row>
          <table:table-row table:style-name="Table1.4">
            <table:covered-table-cell table:style-name="Table1.A10"/>
            <table:table-cell table:style-name="Table1.A7" table:number-columns-spanned="2" office:value-type="string">
              <text:p text:style-name="P10"/>
            </table:table-cell>
            <table:covered-table-cell/>
            <table:table-cell table:style-name="Table1.A7" table:number-columns-spanned="3" office:value-type="string">
              <text:p text:style-name="P10"/>
            </table:table-cell>
            <table:covered-table-cell/>
            <table:covered-table-cell/>
            <table:table-cell table:style-name="Table1.A7" table:number-columns-spanned="3" office:value-type="string">
              <text:p text:style-name="P10"/>
            </table:table-cell>
            <table:covered-table-cell/>
            <table:covered-table-cell/>
            <table:table-cell table:style-name="Table1.A7" office:value-type="string">
              <text:p text:style-name="P10"/>
            </table:table-cell>
          </table:table-row>
          <table:table-row table:style-name="Table1.7">
            <table:table-cell table:style-name="Table1.A7" table:number-rows-spanned="2" office:value-type="string">
              <text:p text:style-name="P9"><text:span text:style-name="T11">工</text:span>程部</text:p>
            </table:table-cell>
            <table:table-cell table:style-name="Table1.A7" table:number-columns-spanned="2" office:value-type="string">
              <text:p text:style-name="P20">技 術 副 總</text:p>
            </table:table-cell>
            <table:covered-table-cell/>
            <table:table-cell table:style-name="Table1.A7" table:number-columns-spanned="3" office:value-type="string">
              <text:p text:style-name="P21">指 派 工 程 師</text:p>
            </table:table-cell>
            <table:covered-table-cell/>
            <table:covered-table-cell/>
            <table:table-cell table:style-name="Table1.A7" table:number-columns-spanned="3" office:value-type="string">
              <text:p text:style-name="P21">工 程 部 主 管</text:p>
            </table:table-cell>
            <table:covered-table-cell/>
            <table:covered-table-cell/>
            <table:table-cell table:style-name="Table1.A7" office:value-type="string">
              <text:p text:style-name="P21">技 術 協 理</text:p>
            </table:table-cell>
          </table:table-row>
          <table:table-row table:style-name="Table1.2">
            <table:covered-table-cell table:style-name="Table1.A10"/>
            <table:table-cell table:style-name="Table1.A7" table:number-columns-spanned="2" office:value-type="string">
              <text:p text:style-name="P10"/>
            </table:table-cell>
            <table:covered-table-cell/>
            <table:table-cell table:style-name="Table1.A7" table:number-columns-spanned="3" office:value-type="string">
              <text:p text:style-name="P10"/>
            </table:table-cell>
            <table:covered-table-cell/>
            <table:covered-table-cell/>
            <table:table-cell table:style-name="Table1.A7" table:number-columns-spanned="3" office:value-type="string">
              <text:p text:style-name="P10"/>
            </table:table-cell>
            <table:covered-table-cell/>
            <table:covered-table-cell/>
            <table:table-cell table:style-name="Table1.A7" office:value-type="string">
              <text:p text:style-name="P10"/>
            </table:table-cell>
          </table:table-row>
          <table:table-row table:style-name="Table1.11">
            <table:table-cell table:style-name="Table1.A11" table:number-columns-spanned="10" office:value-type="string">
              <text:p text:style-name="P12">處理狀況說明:(工程師填寫)</text:p>
              <text:p text:style-name="P13"><text:user-field-get text:name="py3o.o.bf_task_desc">工作說明</text:user-field-get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12">
            <table:table-cell table:style-name="Table1.A12" table:number-columns-spanned="4" office:value-type="string">
              <text:p text:style-name="P25">實 際 完 成 日 期</text:p>
            </table:table-cell>
            <table:covered-table-cell/>
            <table:covered-table-cell/>
            <table:covered-table-cell/>
            <table:table-cell table:style-name="Table1.E12" table:number-columns-spanned="4" office:value-type="string">
              <text:p text:style-name="P25">實 際 完 成 時 數</text:p>
            </table:table-cell>
            <table:covered-table-cell/>
            <table:covered-table-cell/>
            <table:covered-table-cell/>
            <table:table-cell table:style-name="Table1.I12" table:number-columns-spanned="2" office:value-type="string">
              <text:p text:style-name="P26">工 程 師 簽 名</text:p>
            </table:table-cell>
            <table:covered-table-cell/>
          </table:table-row>
          <table:table-row table:style-name="Table1.13">
            <table:table-cell table:style-name="Table1.A12" table:number-columns-spanned="4" office:value-type="string">
              <text:p text:style-name="P28"><text:user-field-get text:name="py3o.o.bf_completed_date">實際執行日</text:user-field-get></text:p>
            </table:table-cell>
            <table:covered-table-cell/>
            <table:covered-table-cell/>
            <table:covered-table-cell/>
            <table:table-cell table:style-name="Table1.E12" table:number-columns-spanned="4" office:value-type="string">
              <text:p text:style-name="P24"><text:span text:style-name="T9"><text:user-field-get text:name="py3o.o.bf_completed_man">實人</text:user-field-get></text:span>人 <text:user-field-get text:name="py3o.o.bf_completed_day">實天</text:user-field-get>天 <text:span text:style-name="T10"><text:user-field-get text:name="py3o.o.bf_completed_hour">實時</text:user-field-get></text:span><text:s/>時</text:p>
            </table:table-cell>
            <table:covered-table-cell/>
            <table:covered-table-cell/>
            <table:covered-table-cell/>
            <table:table-cell table:style-name="Table1.I12" table:number-columns-spanned="2" office:value-type="string">
              <text:p text:style-name="P28"/>
            </table:table-cell>
            <table:covered-table-cell/>
          </table:table-row>
        </table:table>
        <text:p text:style-name="P2"><text:s text:c="3"/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华文宋体" svg:font-family="华文宋体" style:font-pitch="variable"/>
    <style:font-face style:name="微軟正黑體" svg:font-family="微軟正黑體" style:font-family-generic="swiss" style:font-pitch="variable"/>
  </office:font-face-decls>
  <office:styles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Microsoft JhengHei" fo:font-family="'Microsoft JhengHei'" style:font-family-generic="roman" style:font-pitch="variable" fo:font-size="10pt" fo:language="en" fo:country="US" style:font-name-asian="Microsoft JhengHei1" style:font-family-asian="'Microsoft JhengHei'" style:font-family-generic-asian="system" style:font-pitch-asian="variable" style:font-size-asian="10pt" style:language-asian="zh" style:country-asian="TW" style:font-name-complex="Microsoft JhengHei1" style:font-family-complex="'Microsoft JhengHei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Standard" style:default-outline-level="" style:class="chapter">
      <style:paragraph-properties fo:margin-left="0.834cm" fo:margin-right="0cm" fo:margin-top="0.27cm" fo:margin-bottom="0cm" style:contextual-spacing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zh" style:country-asian="TW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text-properties fo:language="en" fo:country="US" style:language-asian="zh" style:country-asian="TW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Microsoft JhengHei" fo:font-family="'Microsoft JhengHei'" style:font-family-generic="roman" style:font-pitch="variable" fo:language="en" fo:country="US" style:font-name-asian="Microsoft JhengHei1" style:font-family-asian="'Microsoft JhengHei'" style:font-family-generic-asian="system" style:font-pitch-asian="variable" style:language-asian="zh" style:country-asian="TW" style:font-name-complex="Microsoft JhengHei1" style:font-family-complex="'Microsoft JhengHei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125cm" style:type="center"/>
          <style:tab-stop style:position="18.24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125cm" style:type="center"/>
          <style:tab-stop style:position="18.249cm" style:type="right"/>
        </style:tab-stops>
      </style:paragraph-properties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078cm" fo:margin-right="4.343cm" fo:line-height="0.919cm" fo:text-align="center" style:justify-single-word="false" fo:text-indent="0cm" style:auto-text-indent="false"/>
      <style:text-properties style:font-name="Microsoft JhengHei" fo:font-family="'Microsoft JhengHei'" style:font-family-generic="roman" style:font-pitch="variable" fo:font-size="18pt" fo:language="en" fo:country="US" fo:font-weight="bold" style:font-name-asian="Microsoft JhengHei1" style:font-family-asian="'Microsoft JhengHei'" style:font-family-generic-asian="system" style:font-pitch-asian="variable" style:font-size-asian="18pt" style:language-asian="en" style:country-asian="US" style:font-weight-asian="bold" style:font-name-complex="Microsoft JhengHei1" style:font-family-complex="'Microsoft JhengHei'" style:font-family-generic-complex="system" style:font-pitch-complex="variable" style:font-size-complex="18pt" style:language-complex="ar" style:country-complex="SA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officeooo:rsid="00137178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2" style:family="table">
      <style:table-properties style:width="18.992cm" fo:break-before="column" table:align="left"/>
    </style:style>
    <style:style style:name="表格2.A" style:family="table-column">
      <style:table-column-properties style:column-width="18.992cm"/>
    </style:style>
    <style:style style:name="表格2.A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margin-top="0.101cm" fo:margin-bottom="0.101cm" style:contextual-spacing="false" fo:line-height="0.049cm"/>
      <style:text-properties officeooo:paragraph-rsid="00137178"/>
    </style:style>
    <style:style style:name="MP2" style:family="paragraph" style:parent-style-name="Standard">
      <style:paragraph-properties fo:line-height="0.199cm"/>
      <style:text-properties officeooo:paragraph-rsid="00137178"/>
    </style:style>
    <style:style style:name="MP3" style:family="paragraph" style:parent-style-name="Footer">
      <style:text-properties style:font-name="微軟正黑體" officeooo:paragraph-rsid="00146f48"/>
    </style:style>
    <style:style style:name="MP4" style:family="paragraph" style:parent-style-name="Heading_20_1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8pt" officeooo:paragraph-rsid="00137178" style:font-name-asian="微軟正黑體" style:font-size-asian="18pt" style:font-name-complex="Microsoft JhengHei1" style:font-size-complex="18pt" style:text-scale="100%"/>
    </style:style>
    <style:style style:name="MP5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fo:letter-spacing="normal" fo:font-weight="bold" officeooo:paragraph-rsid="00137178" style:letter-kerning="false" style:font-name-asian="微軟正黑體" style:font-size-asian="10pt" style:font-weight-asian="bold" style:font-name-complex="Microsoft JhengHei1" style:font-size-complex="10pt" style:font-weight-complex="bold"/>
    </style:style>
    <style:style style:name="MP6" style:family="paragraph" style:parent-style-name="Text_20_body">
      <loext:graphic-properties draw:fill="none" draw:fill-gradient-name="gradient" draw:fill-hatch-name="hatch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>
        <style:tab-stops/>
      </style:paragraph-properties>
      <style:text-properties style:font-name="微軟正黑體" fo:font-size="10pt" officeooo:paragraph-rsid="00137178" style:font-name-asian="微軟正黑體" style:font-size-asian="10pt" style:font-name-complex="Microsoft JhengHei1" style:font-size-complex="10pt" style:text-scale="95%"/>
    </style:style>
    <style:style style:name="MT1" style:family="text">
      <style:text-properties fo:font-size="11pt" fo:letter-spacing="normal" style:font-name-asian="华文宋体" style:font-size-asian="11pt" style:font-size-complex="11pt"/>
    </style:style>
    <style:style style:name="MT2" style:family="text">
      <style:text-properties style:language-asian="zh" style:country-asian="TW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style:font-size-asian="12pt" style:language-asian="zh" style:country-asian="TW" style:font-size-complex="12pt"/>
    </style:style>
    <style:style style:name="MT5" style:family="text">
      <style:text-properties fo:letter-spacing="0.053cm"/>
    </style:style>
    <style:style style:name="MT6" style:family="text">
      <style:text-properties fo:letter-spacing="0.023cm"/>
    </style:style>
    <style:style style:name="M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058cm" fo:margin-bottom="0.494cm" fo:margin-left="1.058cm" fo:margin-right="1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表格2" table:style-name="表格2">
          <table:table-column table:style-name="表格2.A"/>
          <table:table-header-rows>
            <table:table-row table:style-name="TableLine2585330343024">
              <table:table-cell table:style-name="表格2.A1" office:value-type="string">
                <text:h text:style-name="MP4" text:outline-level="2"><draw:frame draw:style-name="Mfr1" draw:name="影像1" text:anchor-type="paragraph" svg:x="0.058cm" svg:y="0.187cm" svg:width="3.778cm" svg:height="1.653cm" draw:z-index="0"><draw:image xlink:href="Pictures/10000000000003F2000001C6D1DD3F5E0C497E57.jpg" xlink:type="simple" xlink:show="embed" xlink:actuate="onLoad" draw:mime-type="image/jpeg"/></draw:frame>藍新資訊股<text:span text:style-name="MT2">份有限</text:span>公司</text:h>
              </table:table-cell>
            </table:table-row>
            <table:table-row table:style-name="TableLine2585330337312">
              <table:table-cell table:style-name="表格2.A1" office:value-type="string">
                <text:p text:style-name="MP5"><text:span text:style-name="MT3">Neweb Information Co.,</text:span><text:span text:style-name="MT4"> </text:span><text:span text:style-name="MT3">Ltd</text:span>.</text:p>
              </table:table-cell>
            </table:table-row>
            <table:table-row table:style-name="TableLine2585330333504">
              <table:table-cell table:style-name="表格2.A1" office:value-type="string">
                <text:p text:style-name="MP6">台北市內湖區行忠路42號2號</text:p>
              </table:table-cell>
            </table:table-row>
          </table:table-header-rows>
          <table:table-row table:style-name="TableLine2585330332416">
            <table:table-cell table:style-name="表格2.A1" office:value-type="string">
              <text:p text:style-name="MP6">TEL:(02)2795-6660<text:span text:style-name="MT5"> </text:span>FAX:(02)2795-5510<text:span text:style-name="MT6"> 統一</text:span>編號:24540267</text:p>
            </table:table-cell>
          </table:table-row>
        </table:table>
        <text:p text:style-name="MP2"/>
      </style:header>
      <style:footer>
        <text:p text:style-name="MP3">Page<text:page-number text:select-page="current">1</text:page-number>/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08-27T01:53:00</meta:creation-date>
    <dc:date>2022-06-09T10:51:01.125000000</dc:date>
    <meta:editing-duration>PT1H31M47S</meta:editing-duration>
    <meta:generator>LibreOffice/7.2.5.2$Windows_X86_64 LibreOffice_project/499f9727c189e6ef3471021d6132d4c694f357e5</meta:generator>
    <meta:editing-cycles>17</meta:editing-cycles>
    <meta:document-statistic meta:table-count="3" meta:image-count="1" meta:object-count="0" meta:page-count="1" meta:paragraph-count="47" meta:word-count="260" meta:character-count="540" meta:non-whitespace-character-count="337"/>
    <meta:user-defined meta:name="AppVersion">12.0000</meta:user-defined>
    <meta:user-defined meta:name="Created" meta:value-type="date">2021-08-27T00:00:00</meta:user-defined>
    <meta:user-defined meta:name="LastSaved" meta:value-type="date">2021-08-27T00:00:00</meta:user-defined>
    <meta:template xlink:type="simple" xlink:actuate="onRequest" xlink:title="Normal" xlink:href=""/>
  </office:meta>
</office:document-meta>
</file>